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Verdana1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4pt"/>
    </style:style>
    <style:style style:name="T5" style:family="text">
      <style:text-properties style:font-name="Verdana1" fo:font-size="14pt" style:text-underline-style="solid" style:text-underline-width="auto" style:text-underline-color="font-color"/>
    </style:style>
    <style:style style:name="T6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7" style:family="text">
      <style:text-properties style:font-name="Verdana1" fo:font-size="14pt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66" style:font-name="Verdana1" fo:font-size="10.5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3">Sautéed Summer Squash</text:span><text:span text:style-name="T1"><text:line-break/><text:line-break/>This is an easy recipe! You can use any type of summer squash: zucchini, yellow squash, patty pan, etc..<text:line-break/><text:line-break/>Wash and do not peel squash. Dice into bite size pieces. Chop up one onion. In a frying pan heat olive oil and add squash and onions. Add a bit of chopped garlic. Sauté until onion is soft and squash is just cooked and not mushy. Salt and pepper to taste. Serv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9:03:10.76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74" meta:character-count="391"/>
  </office:meta>
</office:document-meta>
</file>